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ared in a paper Free Software/Open Source: Information Society Opportunities for Europe? <text:a xlink:href="http://portals.cpl.upc.edu/fctti/formaciopl/index/biblioteca/ue-floss-report/at_download/file.pdf" xlink:type="simple">http://portals.cpl.upc.edu/fctti/formaciopl/index/biblioteca/ue-floss-report/at_download/file.pdf</text:a></text:p>
              </text:list-item>
              <text:list-item>
                <text:p>Brief history of open source software <text:a xlink:href="http://digitalcommons.uconn.edu/cgi/viewcontent.cgi?article=1009&amp;context=libr_pubs" xlink:type="simple">http://digitalcommons.uconn.edu/cgi/viewcontent.cgi?article=1009&amp;context=libr_pub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ain P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t Coast (MIT) Richard Stallman launched the GNU project – under GNU General Public License (GPL) - Stallman's manifesto:</text:p>
                <text:p>stating that availability of source code and freedom to redistribute and modify software are fundamental rights. </text:p>
              </text:list-item>
              <text:list-item>
                <text:p>West Coast (UC Berkeley) was improving the UNIX system BSD Unix – supported by DARP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More from West Coas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SD Unix released under BSD License. Kernel requires AT &amp; T Unix license – hence remained proprietary.</text:p>
              </text:list-item>
              <text:list-item>
                <text:p>Another important Open Source Project is TeX (a typesetting system by Donald Knuth - Stanford)</text:p>
              </text:list-item>
              <text:list-item>
                <text:p>Communities for all of them exist even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mm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NET newsgroups and communities formed.</text:p>
              </text:list-item>
              <text:list-item>
                <text:p>They were able to patch programs and development was possible,</text:p>
              </text:list-item>
              <text:list-item>
                <text:p>X windows (Open Source) funded by consortium of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ll Jolitz (UCB) was developing kernel for i386 under Net/2 (free of the copyright form AT&amp;T) – 386 BSD <text:a xlink:href="https://en.wikipedia.org/wiki/William_Jolitz" xlink:type="simple">https://en.wikipedia.org/wiki/William_Jolitz</text:a></text:p>
              </text:list-item>
              <text:list-item>
                <text:p>Linus Torvalds (Finland) – unhappy with Prof. Tannenbaum's minix kernel was implementing linux kernel with GNU software. </text:p>
              </text:list-item>
              <text:list-item>
                <text:p>386 bSD evolved into NetBSD, FreeBSD, Open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 (contd)</text:p>
          </draw:text-box>
        </draw:frame>
        <draw:frame presentation:style-name="pr4" draw:layer="layout" svg:width="25.199cm" svg:height="12.179cm" svg:x="1.217cm" svg:y="4.826cm" presentation:class="outline" presentation:user-transformed="true">
          <draw:text-box>
            <text:list text:style-name="L2">
              <text:list-item>
                <text:p><text:s text:c="2"/>Linux Kernel evolved into many GNU/Linux distributions (Slakware, Debian, Red Hat and many mo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High Quality <text:s/>Open Source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ache (Widely used WWW server)</text:p>
              </text:list-item>
              <text:list-item>
                <text:p>Perl, (an interpreted language with lots of libraries – bio-informatics)</text:p>
              </text:list-item>
              <text:list-item>
                <text:p>R (origin in AT&amp;T Used by Statisticians and Data Analysts)</text:p>
              </text:list-item>
              <text:list-item>
                <text:p>Mozilla/Firefox – WWW Browser (origin Netscape)</text:p>
              </text:list-item>
              <text:list-item>
                <text:p>GNOME/KDE – Desktop Environment – Used for nonspecia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, Java, GO – Programming Languages </text:p>
              </text:list-item>
              <text:list-item>
                <text:p>Open Data</text:p>
              </text:list-item>
              <text:list-item>
                <text:p>Open Research – Making the data and computations Publ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7-01-18T11:49:00.801635758</dc:date>
    <meta:editing-duration>P2DT21H19M54S</meta:editing-duration>
    <meta:editing-cycles>9</meta:editing-cycles>
    <meta:generator>LibreOffice/4.2.8.2$Linux_X86_64 LibreOffice_project/420m0$Build-2</meta:generator>
    <meta:document-statistic meta:object-count="66"/>
  </office:meta>
</office:document-meta>
</file>